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mos link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Proo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ite Sum</text:p>
          </table:table-cell>
          <table:table-cell office:value-type="string" calcext:value-type="string">
            <text:p>Sum of i=1 to n</text:p>
          </table:table-cell>
          <table:table-cell office:value-type="string" calcext:value-type="string">
            <text:p>https://www.desmos.com/calculator/cz8bnz6ns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d squares are 1 mod 8</text:p>
          </table:table-cell>
          <table:table-cell office:value-type="string" calcext:value-type="string">
            <text:p>https://www.desmos.com/calculator/plgyl002j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 of i^2 from i=1 to n</text:p>
          </table:table-cell>
          <table:table-cell office:value-type="string" calcext:value-type="string">
            <text:p>https://www.desmos.com/calculator/spojco39n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 of n^3 (one copy)</text:p>
          </table:table-cell>
          <table:table-cell office:value-type="string" calcext:value-type="string">
            <text:p>https://www.desmos.com/calculator/uduuifbp9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 of n^3 (four copies)</text:p>
          </table:table-cell>
          <table:table-cell office:value-type="string" calcext:value-type="string">
            <text:p>https://www.desmos.com/calculator/2hbuitxf6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bonacci identity</text:p>
          </table:table-cell>
          <table:table-cell office:value-type="string" calcext:value-type="string">
            <text:p>https://www.desmos.com/calculator/hv0sfm020w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finite sums</text:p>
          </table:table-cell>
          <table:table-cell office:value-type="string" calcext:value-type="string">
            <text:p>geometric series</text:p>
          </table:table-cell>
          <table:table-cell office:value-type="string" calcext:value-type="string">
            <text:p>https://www.desmos.com/calculator/rqkady4p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 of 1/i diverges</text:p>
          </table:table-cell>
          <table:table-cell office:value-type="string" calcext:value-type="string">
            <text:p>https://www.desmos.com/calculator/my155ztet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 of 1/i^2 converges to &lt;2</text:p>
          </table:table-cell>
          <table:table-cell office:value-type="string" calcext:value-type="string">
            <text:p>https://www.desmos.com/calculator/4haplx2a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metry and Trig</text:p>
          </table:table-cell>
          <table:table-cell office:value-type="string" calcext:value-type="string">
            <text:p>Standard Pythagorean proof</text:p>
          </table:table-cell>
          <table:table-cell office:value-type="string" calcext:value-type="string">
            <text:p>https://www.desmos.com/calculator/bgdyab1z1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agorean (scaled triangles with smileys)</text:p>
          </table:table-cell>
          <table:table-cell office:value-type="string" calcext:value-type="string">
            <text:p>https://www.desmos.com/calculator/mei6dligh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ea of a circle</text:p>
          </table:table-cell>
          <table:table-cell office:value-type="string" calcext:value-type="string">
            <text:p>https://www.desmos.com/calculator/3vk3ovwp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 of angles identity</text:p>
          </table:table-cell>
          <table:table-cell office:value-type="string" calcext:value-type="string">
            <text:p>https://www.desmos.com/calculator/us7fhkqd3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tan identity</text:p>
          </table:table-cell>
          <table:table-cell office:value-type="string" calcext:value-type="string">
            <text:p>https://www.desmos.com/calculator/dur9crmr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viani's Theorem</text:p>
          </table:table-cell>
          <table:table-cell office:value-type="string" calcext:value-type="string">
            <text:p>https://www.desmos.com/calculator/5pu0djb28q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Bbijection betweein (0,1) and R</text:p>
          </table:table-cell>
          <table:table-cell office:value-type="string" calcext:value-type="string">
            <text:p>https://www.desmos.com/calculator/dvoezl9t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uare root of a non-perfect square is irrational</text:p>
          </table:table-cell>
          <table:table-cell office:value-type="string" calcext:value-type="string">
            <text:p>https://www.desmos.com/calculator/onbvgkquf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tating disks and stars</text:p>
          </table:table-cell>
          <table:table-cell office:value-type="string" calcext:value-type="string">
            <text:p>https://www.desmos.com/calculator/iwvtgdi8b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=24</text:p>
          </table:table-cell>
          <table:table-cell office:value-type="string" calcext:value-type="string">
            <text:p>https://www.desmos.com/calculator/ts4qhpxhq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alc</text:p>
          </table:table-cell>
          <table:table-cell office:value-type="string" calcext:value-type="string">
            <text:p>Graph translations</text:p>
          </table:table-cell>
          <table:table-cell office:value-type="string" calcext:value-type="string">
            <text:p>https://www.desmos.com/calculator/qeoxb5f1q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metric illustration of six trig functions</text:p>
          </table:table-cell>
          <table:table-cell office:value-type="string" calcext:value-type="string">
            <text:p>https://www.desmos.com/calculator/s0hrhki3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s of 6 trig. And inverse trig functions</text:p>
          </table:table-cell>
          <table:table-cell office:value-type="string" calcext:value-type="string">
            <text:p>https://www.desmos.com/calculator/slu44ydkyu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ifferential Calc</text:p>
          </table:table-cell>
          <table:table-cell office:value-type="string" calcext:value-type="string">
            <text:p>Secant line to tangent line</text:p>
          </table:table-cell>
          <table:table-cell office:value-type="string" calcext:value-type="string">
            <text:p>https://www.desmos.com/calculator/dkex47lrj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ivatives of ln(x), e^x</text:p>
          </table:table-cell>
          <table:table-cell office:value-type="string" calcext:value-type="string">
            <text:p>https://www.desmos.com/calculator/d4osiubu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ton’s method</text:p>
          </table:table-cell>
          <table:table-cell office:value-type="string" calcext:value-type="string">
            <text:p>https://www.desmos.com/calculator/gon2z5ou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ylor polynomials of up to degree 3</text:p>
          </table:table-cell>
          <table:table-cell office:value-type="string" calcext:value-type="string">
            <text:p>https://www.desmos.com/calculator/tgngrdkl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ylor polynomials of e^x (any order)</text:p>
          </table:table-cell>
          <table:table-cell office:value-type="string" calcext:value-type="string">
            <text:p>https://www.desmos.com/calculator/bh6eyx3m3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ylor polynomials of e^x, cos(x) and sin(x)</text:p>
          </table:table-cell>
          <table:table-cell office:value-type="string" calcext:value-type="string">
            <text:p>https://www.desmos.com/calculator/lh7a1vh2le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Integral Calc</text:p>
          </table:table-cell>
          <table:table-cell office:value-type="string" calcext:value-type="string">
            <text:p>First Riemann Sum</text:p>
          </table:table-cell>
          <table:table-cell office:value-type="string" calcext:value-type="string">
            <text:p>https://www.desmos.com/calculator/lcfiiv4xt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 value of a function</text:p>
          </table:table-cell>
          <table:table-cell office:value-type="string" calcext:value-type="string">
            <text:p>https://www.desmos.com/calculator/qofnmn3f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ea function</text:p>
          </table:table-cell>
          <table:table-cell office:value-type="string" calcext:value-type="string">
            <text:p>https://www.desmos.com/calculator/qkkpxu726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particular area function example</text:p>
          </table:table-cell>
          <table:table-cell office:value-type="string" calcext:value-type="string">
            <text:p>https://www.desmos.com/calculator/g3ja3z75q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gral of 1/x^p over [1,infty)</text:p>
          </table:table-cell>
          <table:table-cell office:value-type="string" calcext:value-type="string">
            <text:p>https://www.desmos.com/calculator/b8lh1kad2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points determine a parabola</text:p>
          </table:table-cell>
          <table:table-cell office:value-type="string" calcext:value-type="string">
            <text:p>https://www.desmos.com/calculator/oxmsb8bgq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erical integration</text:p>
          </table:table-cell>
          <table:table-cell office:value-type="string" calcext:value-type="string">
            <text:p>https://www.desmos.com/calculator/xobdhyryx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ume of revolution (slicing, y=k)</text:p>
          </table:table-cell>
          <table:table-cell office:value-type="string" calcext:value-type="string">
            <text:p>https://www.desmos.com/calculator/mlinnmwgo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ells, vertical axis</text:p>
          </table:table-cell>
          <table:table-cell office:value-type="string" calcext:value-type="string">
            <text:p>https://www.desmos.com/calculator/q5n6aibbg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ces, vertical axis</text:p>
          </table:table-cell>
          <table:table-cell office:value-type="string" calcext:value-type="string">
            <text:p>https://www.desmos.com/calculator/yqkydsxgw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ells, horizontal axis</text:p>
          </table:table-cell>
          <table:table-cell office:value-type="string" calcext:value-type="string">
            <text:p>https://www.desmos.com/calculator/p1qup6n9z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 length of xy-eq</text:p>
          </table:table-cell>
          <table:table-cell office:value-type="string" calcext:value-type="string">
            <text:p>https://www.desmos.com/calculator/evdzkql1r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face area derivation</text:p>
          </table:table-cell>
          <table:table-cell office:value-type="string" calcext:value-type="string">
            <text:p>https://www.desmos.com/calculator/reie1c6wz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mdents and centre of mass</text:p>
          </table:table-cell>
          <table:table-cell office:value-type="string" calcext:value-type="string">
            <text:p>https://www.desmos.com/calculator/b7yn10dxm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istic Sun-Earth-Mars model</text:p>
          </table:table-cell>
          <table:table-cell office:value-type="string" calcext:value-type="string">
            <text:p>https://www.desmos.com/calculator/wcyqcnb0a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gent lines and velocity vectors of parametric curves</text:p>
          </table:table-cell>
          <table:table-cell office:value-type="string" calcext:value-type="string">
            <text:p>https://www.desmos.com/calculator/4ib6hwkdw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oid</text:p>
          </table:table-cell>
          <table:table-cell office:value-type="string" calcext:value-type="string">
            <text:p>https://www.desmos.com/calculator/b3mb2ek0h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tesian vs polar coordinates</text:p>
          </table:table-cell>
          <table:table-cell office:value-type="string" calcext:value-type="string">
            <text:p>https://www.desmos.com/calculator/uwsvgm8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me common polar curves</text:p>
          </table:table-cell>
          <table:table-cell office:value-type="string" calcext:value-type="string">
            <text:p>https://www.desmos.com/calculator/jy1xogdc6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ctor approx for polar area</text:p>
          </table:table-cell>
          <table:table-cell office:value-type="string" calcext:value-type="string">
            <text:p>https://www.desmos.com/calculator/qmu7qrl1xs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649 simulator</text:p>
          </table:table-cell>
          <table:table-cell office:value-type="string" calcext:value-type="string">
            <text:p>https://www.desmos.com/calculator/xueavki67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sed coin-flip simulator</text:p>
          </table:table-cell>
          <table:table-cell office:value-type="string" calcext:value-type="string">
            <text:p>https://www.desmos.com/calculator/fjml3ds4m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ing the binomial distribution</text:p>
          </table:table-cell>
          <table:table-cell office:value-type="string" calcext:value-type="string">
            <text:p>https://www.desmos.com/calculator/jtf6um0hf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ing the Hypergeometric distribution</text:p>
          </table:table-cell>
          <table:table-cell office:value-type="string" calcext:value-type="string">
            <text:p>https://www.desmos.com/calculator/k6swwf8wg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ative binomial</text:p>
          </table:table-cell>
          <table:table-cell office:value-type="string" calcext:value-type="string">
            <text:p>https://www.desmos.com/calculator/w8xmmdfla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tsson</text:p>
          </table:table-cell>
          <table:table-cell office:value-type="string" calcext:value-type="string">
            <text:p>https://www.desmos.com/calculator/mm3rxgbog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ing a probability under a normal distribution</text:p>
          </table:table-cell>
          <table:table-cell office:value-type="string" calcext:value-type="string">
            <text:p>https://www.desmos.com/calculator/szhen5qf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ing P(Z&lt;k)</text:p>
          </table:table-cell>
          <table:table-cell office:value-type="string" calcext:value-type="string">
            <text:p>https://www.desmos.com/calculator/6b7acg9br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d k (to 4 decimal <text:s/>places) where P(Z&lt;k) is closest to p</text:p>
          </table:table-cell>
          <table:table-cell office:value-type="string" calcext:value-type="string">
            <text:p>https://www.desmos.com/calculator/alindprgl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 Alg</text:p>
          </table:table-cell>
          <table:table-cell office:value-type="string" calcext:value-type="string">
            <text:p>Dot product of vectors</text:p>
          </table:table-cell>
          <table:table-cell office:value-type="string" calcext:value-type="string">
            <text:p>https://www.desmos.com/calculator/h7ockm4vh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thogonal projetions</text:p>
          </table:table-cell>
          <table:table-cell office:value-type="string" calcext:value-type="string">
            <text:p>https://www.desmos.com/calculator/jel6cuy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ctor eq. Of lines</text:p>
          </table:table-cell>
          <table:table-cell office:value-type="string" calcext:value-type="string">
            <text:p>https://www.desmos.com/calculator/bijhvyxes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Constructing Pythagorean triples by squaring complex numbers</text:p>
          </table:table-cell>
          <table:table-cell office:value-type="string" calcext:value-type="string">
            <text:p>https://www.desmos.com/calculator/rr7dgahhq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dom vertex colouring of K_n</text:p>
          </table:table-cell>
          <table:table-cell office:value-type="string" calcext:value-type="string">
            <text:p>https://www.desmos.com/calculator/1zhhwosn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n of convex functions</text:p>
          </table:table-cell>
          <table:table-cell office:value-type="string" calcext:value-type="string">
            <text:p>https://www.desmos.com/calculator/gq00qwoxy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ing Complex conjugate and magnitude</text:p>
          </table:table-cell>
          <table:table-cell office:value-type="string" calcext:value-type="string">
            <text:p>https://www.desmos.com/calculator/oug1l86ty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ing Complex Number Multiplication</text:p>
          </table:table-cell>
          <table:table-cell office:value-type="string" calcext:value-type="string">
            <text:p>https://www.desmos.com/calculator/cgcjpk3al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-point circle thing from Mathologer</text:p>
          </table:table-cell>
          <table:table-cell office:value-type="string" calcext:value-type="string">
            <text:p>https://www.desmos.com/calculator/ohtpukgz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ther Pythag</text:p>
          </table:table-cell>
          <table:table-cell office:value-type="string" calcext:value-type="string">
            <text:p>https://www.desmos.com/calculator/iniz2rsf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ructor’s version of numerical integration, midpoint/tangent has bug</text:p>
          </table:table-cell>
          <table:table-cell office:value-type="string" calcext:value-type="string">
            <text:p>https://www.desmos.com/calculator/cqs59dqaj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agorean Tree!</text:p>
          </table:table-cell>
          <table:table-cell office:value-type="string" calcext:value-type="string">
            <text:p>https://www.desmos.com/calculator/jturnfoyn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ernating cosine identity</text:p>
          </table:table-cell>
          <table:table-cell office:value-type="string" calcext:value-type="string">
            <text:p>https://www.desmos.com/calculator/jylzl81mm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16:04:19.8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1T13:30:25.490000000</meta:creation-date>
    <dc:date>2022-11-14T16:22:51.344000000</dc:date>
    <meta:editing-duration>P1DT1H29M58S</meta:editing-duration>
    <meta:editing-cycles>26</meta:editing-cycles>
    <meta:generator>LibreOffice/7.0.3.1$Windows_X86_64 LibreOffice_project/d7547858d014d4cf69878db179d326fc3483e082</meta:generator>
    <meta:document-statistic meta:table-count="1" meta:cell-count="156" meta:object-count="0"/>
    <meta:user-defined meta:name="qrichtext">1</meta:user-defined>
  </office:meta>
</office:document-meta>
</file>